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0e0" officeooo:paragraph-rsid="001c90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hipamente de comanda si control</text:p>
      <text:p text:style-name="P1">turtlebot_teleop key</text:p>
      <text:p text:style-name="P1">joystick_teleop</text:p>
      <text:p text:style-name="P1">joystick poza + detalii tehnice.</text:p>
      <text:p text:style-name="P1">Ssh? Nah.. la interfata cu robotii 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7:49:35.817444025</meta:creation-date>
    <dc:date>2019-03-29T17:51:44.419740544</dc:date>
    <meta:editing-duration>PT2M8S</meta:editing-duration>
    <meta:editing-cycles>1</meta:editing-cycles>
    <meta:document-statistic meta:table-count="0" meta:image-count="0" meta:object-count="0" meta:page-count="1" meta:paragraph-count="5" meta:word-count="20" meta:character-count="137" meta:non-whitespace-character-count="122"/>
    <meta:generator>LibreOffice/5.1.6.2$Linux_X86_64 LibreOffice_project/10m0$Build-2</meta:generator>
  </office:meta>
</office:document-meta>
</file>